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style style:name="P10" style:family="paragraph" style:parent-style-name="Text_20_body" style:list-style-name="L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rticle Synopsis:</text:span> "CFLOW-AD: Real-Time Unsupervised Anomaly Detection with Localization via Conditional Normalizing Flows" introduces CFLOW-AD, a model designed for unsupervised anomaly detection and localization in images. CFLOW-AD employs a conditional normalizing flow (CFLOW) framework, which includes a discriminatively pre-trained encoder and multi-scale generative decoders. These decoders estimate the likelihood of encoded features, allowing the model to detect and localize anomalies efficiently. The approach is computationally and memory-efficient, outperforming state-of-the-art methods in both speed and size by a significant margin.</text:p>
      <text:p text:style-name="Text_20_body"><text:span text:style-name="Strong_20_Emphasis">Model Structure:</text:span></text:p>
      <text:list text:style-name="L1">
        <text:list-item>
          <text:p text:style-name="P2"><text:span text:style-name="Strong_20_Emphasis">Encoder</text:span>: A discriminatively pre-trained CNN feature extractor with multi-scale pyramid pooling.</text:p>
        </text:list-item>
        <text:list-item>
          <text:p text:style-name="P1"><text:span text:style-name="Strong_20_Emphasis">Decoders</text:span>: A set of multi-scale generative decoders that explicitly estimate the likelihood of the encoded features. These decoders are based on a conditional normalizing flow framework.</text:p>
        </text:list-item>
      </text:list>
      <text:p text:style-name="Text_20_body"><text:span text:style-name="Strong_20_Emphasis">Learning Technique:</text:span></text:p>
      <text:list text:style-name="L2">
        <text:list-item>
          <text:p text:style-name="P3"><text:span text:style-name="Strong_20_Emphasis">Conditional Normalizing Flows</text:span>: The model employs conditional normalizing flows to model the distribution of anomaly-free image patches and transforms them into a Gaussian distribution. This approach allows for the estimation of exact data likelihoods, a capability not feasible with other generative models.</text:p>
        </text:list-item>
      </text:list>
      <text:p text:style-name="Text_20_body"><text:span text:style-name="Strong_20_Emphasis">Advantages/Disadvantages:</text:span></text:p>
      <text:list text:style-name="L3">
        <text:list-item>
          <text:p text:style-name="P5"><text:span text:style-name="Strong_20_Emphasis">Advantages</text:span>:</text:p>
          <text:list>
            <text:list-item>
              <text:p text:style-name="P5">Computational and memory efficiency, enabling real-time processing.</text:p>
            </text:list-item>
            <text:list-item>
              <text:p text:style-name="P5">The model is significantly smaller and faster than previous state-of-the-art models, making it suitable for practical applications.</text:p>
            </text:list-item>
            <text:list-item>
              <text:p text:style-name="P5">Capable of exact likelihood estimation for data, providing a solid foundation for anomaly detection and localization.</text:p>
            </text:list-item>
          </text:list>
        </text:list-item>
        <text:list-item>
          <text:p text:style-name="P4"><text:span text:style-name="Strong_20_Emphasis">Disadvantages</text:span>: The article does not explicitly discuss potential drawbacks. However, the reliance on conditional normalizing flows may limit the model's flexibility in handling anomalies that deviate significantly from the learned Gaussian distribution.</text:p>
        </text:list-item>
      </text:list>
      <text:p text:style-name="Text_20_body"><text:span text:style-name="Strong_20_Emphasis">Dataset Labeling Requirement:</text:span></text:p>
      <text:list text:style-name="L4">
        <text:list-item>
          <text:p text:style-name="P6">The model is designed for unsupervised learning, requiring only anomaly-free images for the training dataset. This setup eliminates the need for labeled anomaly data, making it practical for applications where anomalies are rare or difficult to label.</text:p>
        </text:list-item>
      </text:list>
      <text:p text:style-name="Text_20_body"><text:span text:style-name="Strong_20_Emphasis">Performance and Output Quality/Accuracy:</text:span></text:p>
      <text:list text:style-name="L5">
        <text:list-item>
          <text:p text:style-name="P8">On the MVTec dataset, CFLOW-AD achieves new state-of-the-art performance with 98.26% AUROC in detection and 98.62% AUROC in localization, along with 94.60% AUPRO.</text:p>
        </text:list-item>
        <text:list-item>
          <text:p text:style-name="P7">The model also sets new benchmarks on the Shanghai Tech Campus (STC) dataset with 72.63% and 94.48% AUROC in detection and localization tasks, respectively.</text:p>
        </text:list-item>
      </text:list>
      <text:p text:style-name="Text_20_body"><text:span text:style-name="Strong_20_Emphasis">Datasets Used for Training/Testing:</text:span></text:p>
      <text:list text:style-name="L6">
        <text:list-item>
          <text:p text:style-name="P10"><text:span text:style-name="Strong_20_Emphasis">MVTec Dataset</text:span>: Utilized for benchmarking anomaly detection and localization performance.</text:p>
        </text:list-item>
        <text:list-item>
          <text:p text:style-name="P9"><text:soft-page-break/><text:span text:style-name="Strong_20_Emphasis">Shanghai Tech Campus (STC) Dataset</text:span>: Employed to demonstrate the model's efficacy in surveillance video anomaly detection and localization.</text:p>
        </text:list-item>
      </text:list>
      <text:p text:style-name="Text_20_body">CFLOW-AD's innovative use of conditional normalizing flows for unsupervised anomaly detection and localization, combined with its efficiency and effectiveness, positions it as a leading solution for practical applications in various field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7:55:07.160000000</meta:creation-date>
    <dc:date>2024-03-14T17:55:10.095000000</dc:date>
    <meta:editing-duration>PT3S</meta:editing-duration>
    <meta:editing-cycles>1</meta:editing-cycles>
    <meta:document-statistic meta:table-count="0" meta:image-count="0" meta:object-count="0" meta:page-count="2" meta:paragraph-count="21" meta:word-count="403" meta:character-count="3025" meta:non-whitespace-character-count="2656"/>
    <meta:generator>LibreOffice/7.6.1.2$Windows_X86_64 LibreOffice_project/f5defcebd022c5bc36bbb79be232cb6926d8f674</meta:generator>
  </office:meta>
</office:document-meta>
</file>